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99"/>
    <style:style style:name="ce3" style:family="table-cell" style:parent-style-name="Default">
      <style:table-cell-properties fo:background-color="#ffcc00"/>
    </style:style>
  </office:automatic-styles>
  <office:body>
    <office:spreadsheet>
      <table:table table:name="Items" table:style-name="ta1" table:print="false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ImagePath</text:p>
          </table:table-cell>
          <table:table-cell office:value-type="string">
            <text:p>Description</text:p>
          </table:table-cell>
          <table:table-cell office:value-type="string">
            <text:p>Charges</text:p>
          </table:table-cell>
          <table:table-cell office:value-type="string">
            <text:p>Buff</text:p>
          </table:table-cell>
          <table:table-cell office:value-type="string">
            <text:p>IsSingleUse</text:p>
          </table:table-cell>
          <table:table-cell office:value-type="string">
            <text:p>IsEquippable</text:p>
          </table:table-cell>
          <table:table-cell office:value-type="string">
            <text:p>AmmunitionType</text:p>
          </table:table-cell>
          <table:table-cell office:value-type="string">
            <text:p>Damage</text:p>
          </table:table-cell>
          <table:table-cell office:value-type="string">
            <text:p>DamageLarge</text:p>
          </table:table-cell>
          <table:table-cell office:value-type="string">
            <text:p>DamageTwoHand</text:p>
          </table:table-cell>
          <table:table-cell office:value-type="string">
            <text:p>DamageTwoHandLarge</text:p>
          </table:table-cell>
          <table:table-cell office:value-type="string">
            <text:p>Weight</text:p>
          </table:table-cell>
          <table:table-cell office:value-type="string">
            <text:p>Size</text:p>
          </table:table-cell>
          <table:table-cell office:value-type="string">
            <text:p>WeaponType</text:p>
          </table:table-cell>
          <table:table-cell office:value-type="string">
            <text:p>SpeedFactor</text:p>
          </table:table-cell>
          <table:table-cell office:value-type="string">
            <text:p>Cost</text:p>
          </table:table-cell>
          <table:table-cell office:value-type="string">
            <text:p>Special</text:p>
          </table:table-cell>
        </table:table-row>
        <table:table-row table:style-name="ro1">
          <table:table-cell office:value-type="string">
            <text:p>Weapon</text:p>
          </table:table-cell>
          <table:table-cell office:value-type="string">
            <text:p>Battle Axe</text:p>
          </table:table-cell>
          <table:table-cell table:number-columns-repeated="4"/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/>
          <table:table-cell office:value-type="string">
            <text:p>1d8</text:p>
          </table:table-cell>
          <table:table-cell office:value-type="string">
            <text:p>*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Medium</text:p>
          </table:table-cell>
          <table:table-cell office:value-type="string">
            <text:p>S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Weapon</text:p>
          </table:table-cell>
          <table:table-cell office:value-type="string">
            <text:p>Morning Star</text:p>
          </table:table-cell>
          <table:table-cell table:number-columns-repeated="4"/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/>
          <table:table-cell office:value-type="string">
            <text:p>2d4</text:p>
          </table:table-cell>
          <table:table-cell office:value-type="string">
            <text:p>1d6 + 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Medium</text:p>
          </table:table-cell>
          <table:table-cell office:value-type="string">
            <text:p>P/B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Armor</text:p>
          </table:table-cell>
          <table:table-cell office:value-type="string">
            <text:p>Chain Mail</text:p>
          </table:table-cell>
          <table:table-cell table:number-columns-repeated="4"/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table:number-columns-repeated="11"/>
        </table:table-row>
        <table:table-row table:style-name="ro2">
          <table:table-cell office:value-type="string">
            <text:p>Armor</text:p>
          </table:table-cell>
          <table:table-cell office:value-type="string">
            <text:p>Leather</text:p>
          </table:table-cell>
          <table:table-cell table:number-columns-repeated="4"/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table:number-columns-repeated="11"/>
        </table:table-row>
        <table:table-row table:style-name="ro2">
          <table:table-cell office:value-type="string">
            <text:p>Potion</text:p>
          </table:table-cell>
          <table:table-cell office:value-type="string">
            <text:p>Potion of Healing</text:p>
          </table:table-cell>
          <table:table-cell table:number-columns-repeated="3"/>
          <table:table-cell office:value-type="string">
            <text:p>[field id, value]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table:number-columns-repeated="11"/>
        </table:table-row>
        <table:table-row table:style-name="ro2">
          <table:table-cell office:value-type="string">
            <text:p>Potion</text:p>
          </table:table-cell>
          <table:table-cell office:value-type="string">
            <text:p>Potion of Giant Strength</text:p>
          </table:table-cell>
          <table:table-cell table:number-columns-repeated="4"/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table:number-columns-repeated="11"/>
        </table:table-row>
        <table:table-row table:style-name="ro2">
          <table:table-cell office:value-type="string">
            <text:p>Scroll</text:p>
          </table:table-cell>
          <table:table-cell table:number-columns-repeated="5"/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table:number-columns-repeated="11"/>
        </table:table-row>
        <table:table-row table:style-name="ro2">
          <table:table-cell office:value-type="string">
            <text:p>Scroll</text:p>
          </table:table-cell>
          <table:table-cell table:number-columns-repeated="5"/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table:number-columns-repeated="11"/>
        </table:table-row>
        <table:table-row table:style-name="ro2">
          <table:table-cell office:value-type="string">
            <text:p>Weapon</text:p>
          </table:table-cell>
          <table:table-cell office:value-type="string">
            <text:p>Blowgun</text:p>
          </table:table-cell>
          <table:table-cell table:number-columns-repeated="4"/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string">
            <text:p>Dart</text:p>
          </table:table-cell>
          <table:table-cell office:value-type="string">
            <text:p>*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*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Weapon</text:p>
          </table:table-cell>
          <table:table-cell office:value-type="string">
            <text:p>Long Bow</text:p>
          </table:table-cell>
          <table:table-cell table:number-columns-repeated="4"/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string">
            <text:p>Arrow</text:p>
          </table:table-cell>
          <table:table-cell office:value-type="string">
            <text:p>*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Ammunition</text:p>
          </table:table-cell>
          <table:table-cell office:value-type="string">
            <text:p>Needle</text:p>
          </table:table-cell>
          <table:table-cell table:number-columns-repeated="4"/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table:number-columns-repeated="2"/>
          <table:table-cell office:value-type="float" office:value="0.1">
            <text:p>0.1</text:p>
          </table:table-cell>
          <table:table-cell/>
          <table:table-cell office:value-type="string">
            <text:p>P</text:p>
          </table:table-cell>
          <table:table-cell/>
          <table:table-cell table:style-name="ce3" office:value-type="string">
            <text:p>2cp</text:p>
          </table:table-cell>
          <table:table-cell/>
        </table:table-row>
        <table:table-row table:style-name="ro1">
          <table:table-cell office:value-type="string">
            <text:p>Ammunition</text:p>
          </table:table-cell>
          <table:table-cell office:value-type="string">
            <text:p>Sheaf Arrow</text:p>
          </table:table-cell>
          <table:table-cell table:number-columns-repeated="4"/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/>
          <table:table-cell office:value-type="string">
            <text:p>1d8</text:p>
          </table:table-cell>
          <table:table-cell office:value-type="string">
            <text:p>*</text:p>
          </table:table-cell>
          <table:table-cell table:number-columns-repeated="2"/>
          <table:table-cell office:value-type="float" office:value="0.1">
            <text:p>0.1</text:p>
          </table:table-cell>
          <table:table-cell/>
          <table:table-cell office:value-type="string">
            <text:p>P</text:p>
          </table:table-cell>
          <table:table-cell/>
          <table:table-cell table:style-name="ce3" office:value-type="string">
            <text:p>3 sp/6</text:p>
          </table:table-cell>
          <table:table-cell/>
        </table:table-row>
        <table:table-row table:style-name="ro2">
          <table:table-cell office:value-type="string">
            <text:p>Wand/Staff/Rod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2">
          <table:table-cell office:value-type="string">
            <text:p>Armor</text:p>
          </table:table-cell>
          <table:table-cell office:value-type="string">
            <text:p>Buckler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2">
          <table:table-cell office:value-type="string">
            <text:p>Armor</text:p>
          </table:table-cell>
          <table:table-cell office:value-type="string">
            <text:p>Studded Leather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2" table:number-rows-repeated="6">
          <table:table-cell table:number-columns-repeated="5"/>
          <table:table-cell table:style-name="Default"/>
          <table:table-cell table:number-columns-repeated="13"/>
        </table:table-row>
        <table:table-row table:style-name="ro2">
          <table:table-cell office:value-type="string">
            <text:p>TODO: table 45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2">
          <table:table-cell office:value-type="string">
            <text:p>TODO: more specific ammunition restrictions? (see table 45)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2">
          <table:table-cell office:value-type="string">
            <text:p>TODO: editing stack-- option to edit all or singl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2">
          <table:table-cell office:value-type="string">
            <text:p>TODO: separate system for armor (per table 46 pg. 99)?</text:p>
          </table:table-cell>
          <table:table-cell table:number-columns-repeated="4"/>
          <table:table-cell table:style-name="Default"/>
          <table:table-cell table:number-columns-repeated="13"/>
        </table:table-row>
      </table:table>
      <table:table table:name="Field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FieldId</text:p>
          </table:table-cell>
          <table:table-cell office:value-type="string">
            <text:p>FieldName</text:p>
          </table:table-cell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6">05/26/2023</text:date>, <text:time>14:25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6T13:56:43.21</meta:creation-date>
    <meta:editing-duration>PT29M6S</meta:editing-duration>
    <meta:editing-cycles>5</meta:editing-cycles>
    <meta:generator>OpenOffice/4.1.11$Win32 OpenOffice.org_project/4111m1$Build-9808</meta:generator>
    <meta:initial-creator>Nathan Grubbs</meta:initial-creator>
    <dc:date>2023-05-26T14:25:46.35</dc:date>
    <dc:creator>Nathan Grubbs</dc:creator>
    <meta:document-statistic meta:table-count="3" meta:cell-count="113" meta:object-count="0"/>
  </office:meta>
</office:document-meta>
</file>